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 office:value-type="string">
            <text:p>caelestis_agni_nuptias.php</text:p>
          </table:table-cell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 office:value-type="string">
            <text:p>decora_lux_aeternitatis_auream.php</text:p>
          </table:table-cell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dum_nocte_pulsa_lucifer.php</text:p>
          </table:table-cell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2">
          <table:table-cell office:value-type="string">
            <text:p>festivis_resonent_compita_vocibus.php</text:p>
          </table:table-cell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 office:value-type="string">
            <text:p>martyr_dei_venantius.php</text:p>
          </table:table-cell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string">
            <text:p>o_nimis_felix_meritique_celsi.php</text:p>
          </table:table-cell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 office:value-type="string">
            <text:p>ut_queant_laxis_resonare_fibris.php</text:p>
          </table:table-cell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7">06/07/2009</text:date>, <text:time>02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David Siefker</meta:initial-creator>
    <meta:creation-date>2008-08-03T18:02:48</meta:creation-date>
    <dc:creator>David Siefker</dc:creator>
    <dc:date>2009-06-07T02:39:02.04</dc:date>
    <meta:editing-cycles>35</meta:editing-cycles>
    <meta:editing-duration>PT47H26M31S</meta:editing-duration>
    <meta:document-statistic meta:table-count="3" meta:cell-count="1736" meta:object-count="0"/>
    <meta:user-defined meta:name="Info 1"/>
    <meta:user-defined meta:name="Info 2"/>
    <meta:user-defined meta:name="Info 3"/>
    <meta:user-defined meta:name="Info 4"/>
  </office:meta>
</office:document-meta>
</file>